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2.131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6.673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a95" fo:border="0.06pt solid #000000"/>
    </style:style>
    <style:style style:name="ce5" style:family="table-cell" style:parent-style-name="Default">
      <style:table-cell-properties fo:background-color="#ffde5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e59" fo:border="0.06pt solid #000000"/>
    </style:style>
    <style:style style:name="ce7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994" fo:border="0.06pt solid #000000"/>
    </style:style>
    <style:style style:name="ce9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5ce" fo:border="0.06pt solid #000000"/>
    </style:style>
    <style:style style:name="ce11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fd095" fo:border="0.06pt solid #000000"/>
    </style:style>
    <style:style style:name="ce13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8f2a1" fo:border="0.06pt solid #000000"/>
    </style:style>
    <style:style style:name="ce15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 fo:border="0.06pt solid #000000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oubl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default-cell-style-name="ce16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erreur</text:p>
          </table:table-cell>
          <table:table-cell table:style-name="ce3" office:value-type="string" calcext:value-type="string">
            <text:p>erreur</text:p>
          </table:table-cell>
          <table:table-cell table:style-name="ce5" office:value-type="string" calcext:value-type="string">
            <text:p>tableconcernée</text:p>
          </table:table-cell>
          <table:table-cell table:style-name="ce7" office:value-type="string" calcext:value-type="string">
            <text:p>champconcerné</text:p>
          </table:table-cell>
          <table:table-cell table:style-name="ce9" office:value-type="string" calcext:value-type="string">
            <text:p>idFileMaker</text:p>
          </table:table-cell>
          <table:table-cell table:style-name="ce11" office:value-type="string" calcext:value-type="string">
            <text:p>Typesdedonnées</text:p>
          </table:table-cell>
          <table:table-cell table:style-name="ce13" office:value-type="string" calcext:value-type="string">
            <text:p>donnéesattendues</text:p>
          </table:table-cell>
          <table:table-cell table:style-name="ce15" office:value-type="string" calcext:value-type="string">
            <text:p>typedemodification</text:p>
          </table:table-cell>
          <table:table-cell table:style-name="ce17"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7678" calcext:value-type="float">
            <text:p>1767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7747" calcext:value-type="float">
            <text:p>1774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7778" calcext:value-type="float">
            <text:p>1777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8134" calcext:value-type="float">
            <text:p>1813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9111" calcext:value-type="float">
            <text:p>1911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9488" calcext:value-type="float">
            <text:p>1948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9560" calcext:value-type="float">
            <text:p>1956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9592" calcext:value-type="float">
            <text:p>1959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9607" calcext:value-type="float">
            <text:p>1960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3024" calcext:value-type="float">
            <text:p>13302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118" calcext:value-type="float">
            <text:p>13411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274" calcext:value-type="float">
            <text:p>13427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21" calcext:value-type="float">
            <text:p>13482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27" calcext:value-type="float">
            <text:p>13482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30" calcext:value-type="float">
            <text:p>13483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32" calcext:value-type="float">
            <text:p>13483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36" calcext:value-type="float">
            <text:p>13483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37" calcext:value-type="float">
            <text:p>13483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38" calcext:value-type="float">
            <text:p>13483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39" calcext:value-type="float">
            <text:p>13483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40" calcext:value-type="float">
            <text:p>13484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41" calcext:value-type="float">
            <text:p>13484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34842" calcext:value-type="float">
            <text:p>13484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144332" calcext:value-type="float">
            <text:p>14433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24615" calcext:value-type="float">
            <text:p>22461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25664" calcext:value-type="float">
            <text:p>22566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26431" calcext:value-type="float">
            <text:p>22643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26667" calcext:value-type="float">
            <text:p>22666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45800" calcext:value-type="float">
            <text:p>24580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50404" calcext:value-type="float">
            <text:p>25040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51997" calcext:value-type="float">
            <text:p>25199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57149" calcext:value-type="float">
            <text:p>25714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58926" calcext:value-type="float">
            <text:p>25892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60383" calcext:value-type="float">
            <text:p>26038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60716" calcext:value-type="float">
            <text:p>26071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60865" calcext:value-type="float">
            <text:p>26086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69237" calcext:value-type="float">
            <text:p>26923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79126" calcext:value-type="float">
            <text:p>27912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79946" calcext:value-type="float">
            <text:p>27994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80358" calcext:value-type="float">
            <text:p>28035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0" calcext:value-type="float">
            <text:p>29685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1" calcext:value-type="float">
            <text:p>29685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2" calcext:value-type="float">
            <text:p>29685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3" calcext:value-type="float">
            <text:p>29685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4" calcext:value-type="float">
            <text:p>29685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5" calcext:value-type="float">
            <text:p>29685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6" calcext:value-type="float">
            <text:p>29685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7" calcext:value-type="float">
            <text:p>29685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8" calcext:value-type="float">
            <text:p>29685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59" calcext:value-type="float">
            <text:p>29685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0" calcext:value-type="float">
            <text:p>29686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1" calcext:value-type="float">
            <text:p>29686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2" calcext:value-type="float">
            <text:p>29686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3" calcext:value-type="float">
            <text:p>29686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4" calcext:value-type="float">
            <text:p>29686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5" calcext:value-type="float">
            <text:p>29686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6" calcext:value-type="float">
            <text:p>29686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7" calcext:value-type="float">
            <text:p>29686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8" calcext:value-type="float">
            <text:p>29686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69" calcext:value-type="float">
            <text:p>29686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lons des id</text:p>
          </table:table-cell>
          <table:table-cell office:value-type="string" calcext:value-type="string">
            <text:p>entree_cat</text:p>
          </table:table-cell>
          <table:table-cell office:value-type="string" calcext:value-type="string">
            <text:p>id entree</text:p>
          </table:table-cell>
          <table:table-cell office:value-type="float" office:value="296870" calcext:value-type="float">
            <text:p>29687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id décimal et <text:s/>unique pour chaque notic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6T10:52:12.544000000</dc:date>
    <meta:editing-duration>PT7M3S</meta:editing-duration>
    <meta:editing-cycles>1</meta:editing-cycles>
    <meta:document-statistic meta:table-count="1" meta:cell-count="536" meta:object-count="0"/>
    <meta:generator>LibreOffice/7.1.1.2$Windows_X86_64 LibreOffice_project/fe0b08f4af1bacafe4c7ecc87ce55bb426164676</meta:generator>
  </office:meta>
</office:document-meta>
</file>